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1cm" draw:marker-start-width="0.076cm" draw:marker-end-width="0.076cm" draw:fill="none" draw:fill-color="#bbe0e3" draw:textarea-horizontal-align="justify" draw:textarea-vertical-align="top" draw:auto-grow-height="true" fo:min-height="1.353cm" fo:min-width="4.206cm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svg:stroke-width="0.051cm" draw:marker-start-width="0.076cm" draw:marker-end-width="0.076cm" draw:fill="none" draw:fill-color="#bbe0e3" draw:textarea-horizontal-align="justify" draw:textarea-vertical-align="top" draw:auto-grow-height="true" fo:min-height="0.677cm" fo:min-width="3.503cm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svg:stroke-width="0.051cm" draw:marker-start-width="0.076cm" draw:marker-end-width="0.076cm" draw:fill="none" draw:fill-color="#bbe0e3" draw:textarea-horizontal-align="justify" draw:textarea-vertical-align="top" draw:auto-grow-height="true" fo:min-height="0.94cm" fo:min-width="6.966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51cm" svg:stroke-color="#000000" draw:marker-start="Arrow_20_concave" draw:marker-start-width="0.203cm" draw:marker-start-center="false" draw:marker-end-width="0.076cm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5" style:family="graphic" style:parent-style-name="standard">
      <style:graphic-properties draw:stroke="none" svg:stroke-width="0.051cm" draw:marker-start-width="0.076cm" draw:marker-end-width="0.076cm" draw:fill="none" draw:fill-color="#bbe0e3" draw:textarea-horizontal-align="justify" draw:textarea-vertical-align="top" draw:auto-grow-height="true" fo:min-height="0.677cm" fo:min-width="0.379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51cm" svg:stroke-color="#000000" draw:marker-start-width="0.076cm" draw:marker-end-width="0.076cm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7" style:family="graphic" style:parent-style-name="standard">
      <style:graphic-properties draw:stroke="none" svg:stroke-width="0.051cm" draw:marker-start-width="0.076cm" draw:marker-end-width="0.076cm" draw:fill="none" draw:fill-color="#bbe0e3" draw:textarea-horizontal-align="justify" draw:textarea-vertical-align="top" draw:auto-grow-height="true" fo:min-height="0.593cm" fo:min-width="0.514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svg:stroke-width="0.051cm" draw:marker-start-width="0.076cm" draw:marker-end-width="0.076cm" draw:fill="none" draw:fill-color="#bbe0e3" draw:textarea-horizontal-align="justify" draw:textarea-vertical-align="top" draw:auto-grow-height="true" fo:min-height="0.593cm" fo:min-width="0.544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51cm" svg:stroke-color="#000000" draw:marker-start="Arrow_20_concave" draw:marker-start-width="0.203cm" draw:marker-start-center="false" draw:marker-end-width="0.762cm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10" style:family="graphic" style:parent-style-name="standard">
      <style:graphic-properties draw:stroke="solid" svg:stroke-width="0.051cm" svg:stroke-color="#000000" draw:marker-start-width="0.203cm" draw:marker-end="Arrow_20_concave" draw:marker-end-width="0.203cm" draw:marker-end-center="false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11" style:family="graphic" style:parent-style-name="standard">
      <style:graphic-properties draw:stroke="solid" svg:stroke-width="0.051cm" svg:stroke-color="#000000" draw:marker-start-width="0.076cm" draw:marker-end="Arrow_20_concave" draw:marker-end-width="0.203cm" draw:marker-end-center="false" draw:stroke-linejoin="miter" draw:fill="none" draw:fill-color="#ffffff" draw:textarea-horizontal-align="left" draw:textarea-vertical-align="middle" draw:auto-grow-height="false" fo:padding-top="0.076cm" fo:padding-bottom="0.076cm" fo:padding-left="0.196cm" fo:padding-right="0.196cm" fo:wrap-option="wrap" draw:shadow="hidden"/>
    </style:style>
    <style:style style:name="gr12" style:family="graphic" style:parent-style-name="standard">
      <style:graphic-properties draw:stroke="solid" svg:stroke-width="0.051cm" svg:stroke-color="#000000" draw:marker-start="Arrow_20_concave" draw:marker-start-width="0.203cm" draw:marker-end="msArrowOpenEnd_20_5" draw:marker-end-width="0.076cm" draw:marker-end-center="false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13" style:family="graphic" style:parent-style-name="standard" style:list-style-name="L2">
      <style:graphic-properties draw:stroke="none" svg:stroke-width="0.051cm" draw:marker-start-width="0.076cm" draw:marker-end-width="0.076cm" draw:fill="none" draw:fill-color="#bbe0e3" draw:textarea-horizontal-align="justify" draw:textarea-vertical-align="top" draw:auto-grow-height="true" fo:min-height="0.714cm" fo:min-width="0.71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2">
      <style:graphic-properties draw:stroke="none" svg:stroke-width="0.051cm" draw:marker-start-width="0.076cm" draw:marker-end-width="0.076cm" draw:fill="none" draw:fill-color="#bbe0e3" draw:textarea-horizontal-align="justify" draw:textarea-vertical-align="top" draw:auto-grow-height="true" fo:min-height="0.714cm" fo:min-width="1.255cm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4pt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fo:font-size="16pt" fo:font-weight="bold" style:font-size-asian="16pt" style:font-size-complex="16pt"/>
    </style:style>
    <style:style style:name="T3" style:family="text">
      <style:text-properties fo:font-size="16pt" fo:language="en" fo:country="US" fo:font-style="italic" style:font-size-asian="16pt" style:font-size-complex="16pt"/>
    </style:style>
    <style:style style:name="T4" style:family="text">
      <style:text-properties fo:font-size="16pt" fo:font-style="italic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italic" style:font-size-asian="14pt" style:font-size-complex="14pt"/>
    </style:style>
    <style:style style:name="T7" style:family="text">
      <style:text-properties fo:font-family="Symbol" style:font-family-generic="modern" style:font-pitch="variable" style:font-charset="x-symbol" fo:font-size="14pt" style:font-size-asian="14pt" style:font-size-complex="14pt"/>
    </style:style>
    <style:style style:name="T8" style:family="text">
      <style:text-properties style:text-position="33% 58%" fo:font-family="Symbol" style:font-family-generic="modern" style:font-pitch="variable" style:font-charset="x-symbol" fo:font-size="14pt" style:font-size-asian="14pt" style:font-size-complex="14pt"/>
    </style:style>
    <style:style style:name="T9" style:family="text">
      <style:text-properties style:text-position="-33% 58%" fo:font-family="Arial" style:font-family-generic="swiss" style:font-pitch="variable" fo:font-size="14pt" fo:font-style="italic" style:font-size-asian="14pt" style:font-size-complex="14pt"/>
    </style:style>
    <style:style style:name="T10" style:family="text">
      <style:text-properties style:text-position="33% 58%" fo:font-family="Symbol" style:font-family-generic="modern" style:font-pitch="variable" style:font-charset="x-symbol" fo:font-size="14pt" fo:font-style="normal" style:font-size-asian="14pt" style:font-size-complex="14pt"/>
    </style:style>
    <style:style style:name="T11" style:family="text">
      <style:text-properties fo:font-size="14pt"/>
    </style:style>
    <style:style style:name="T12" style:family="text">
      <style:text-properties fo:font-size="14pt" fo:font-style="italic"/>
    </style:style>
    <style:style style:name="T13" style:family="text">
      <style:text-properties style:text-position="-33% 58%" fo:font-size="14pt" fo:font-style="italic"/>
    </style:style>
    <style:style style:name="T14" style:family="text">
      <style:text-properties fo:font-family="Symbol" style:font-pitch="variable" style:font-charset="x-symbol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">
        <style:text-properties fo:font-family="Symbol" style:font-family-generic="modern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743cm" svg:height="1.613cm" svg:x="1.192cm" svg:y="0.07cm">
          <text:p text:style-name="P1"><text:span text:style-name="T1">Atomic orbitals in an </text:span></text:p>
          <text:p text:style-name="P1"><text:span text:style-name="T1">isolated Be ato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03cm" svg:height="0.937cm" svg:x="7.457cm" svg:y="3.796cm">
          <text:p text:style-name="P1"><text:span text:style-name="T2">hybridiz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024cm" svg:height="1.515cm" svg:x="13.673cm" svg:y="0.47cm">
          <text:p text:style-name="P1"><text:span text:style-name="T1">Hybrid </text:span><text:span text:style-name="T3">sp</text:span><text:span text:style-name="T1"> orbitals in perturbed</text:span></text:p>
          <text:p text:style-name="P1"><text:span text:style-name="T1">Be atom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0.859cm" svg:y1="2.187cm" svg:x2="0.859cm" svg:y2="7.267cm">
          <text:p text:style-name="P6"/>
        </draw:line>
        <draw:custom-shape draw:style-name="gr5" draw:text-style-name="P2" draw:layer="layout" svg:width="0.879cm" svg:height="0.937cm" svg:x="0.051cm" svg:y="4.215cm">
          <text:p text:style-name="P1"><text:span text:style-name="T4">E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611cm" svg:y1="6.42cm" svg:x2="4.881cm" svg:y2="6.42cm">
          <text:p text:style-name="P6"/>
        </draw:line>
        <draw:line draw:style-name="gr6" draw:text-style-name="P3" draw:layer="layout" svg:x1="2.129cm" svg:y1="3.457cm" svg:x2="3.399cm" svg:y2="3.457cm">
          <text:p text:style-name="P6"/>
        </draw:line>
        <draw:line draw:style-name="gr6" draw:text-style-name="P3" draw:layer="layout" svg:x1="3.611cm" svg:y1="3.457cm" svg:x2="4.881cm" svg:y2="3.457cm">
          <text:p text:style-name="P6"/>
        </draw:line>
        <draw:line draw:style-name="gr6" draw:text-style-name="P3" draw:layer="layout" svg:x1="5.093cm" svg:y1="3.457cm" svg:x2="6.363cm" svg:y2="3.457cm">
          <text:p text:style-name="P6"/>
        </draw:line>
        <draw:custom-shape draw:style-name="gr7" draw:text-style-name="P2" draw:layer="layout" svg:width="1.014cm" svg:height="0.853cm" svg:x="2.112cm" svg:y="5.997cm">
          <text:p text:style-name="P1"><text:span text:style-name="T5">2</text:span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044cm" svg:height="0.853cm" svg:x="1.023cm" svg:y="2.976cm">
          <text:p text:style-name="P1"><text:span text:style-name="T5">2</text:span><text:span text:style-name="T6">p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3.823cm" svg:y1="5.997cm" svg:x2="3.823cm" svg:y2="6.843cm">
          <text:p text:style-name="P6"/>
        </draw:line>
        <draw:line draw:style-name="gr10" draw:text-style-name="P3" draw:layer="layout" svg:x1="4.458cm" svg:y1="5.997cm" svg:x2="4.458cm" svg:y2="6.843cm">
          <text:p text:style-name="P6"/>
        </draw:line>
        <draw:line draw:style-name="gr11" draw:text-style-name="P3" draw:layer="layout" svg:x1="7.537cm" svg:y1="4.938cm" svg:x2="11.558cm" svg:y2="4.938cm">
          <text:p text:style-name="P6"/>
        </draw:line>
        <draw:line draw:style-name="gr6" draw:text-style-name="P3" draw:layer="layout" svg:x1="15.068cm" svg:y1="5.573cm" svg:x2="16.338cm" svg:y2="5.573cm">
          <text:p text:style-name="P6"/>
        </draw:line>
        <draw:line draw:style-name="gr6" draw:text-style-name="P3" draw:layer="layout" svg:x1="17.608cm" svg:y1="5.573cm" svg:x2="18.878cm" svg:y2="5.573cm">
          <text:p text:style-name="P6"/>
        </draw:line>
        <draw:line draw:style-name="gr6" draw:text-style-name="P3" draw:layer="layout" svg:x1="17.608cm" svg:y1="3.545cm" svg:x2="18.878cm" svg:y2="3.545cm">
          <text:p text:style-name="P6"/>
        </draw:line>
        <draw:line draw:style-name="gr6" draw:text-style-name="P3" draw:layer="layout" svg:x1="15.068cm" svg:y1="3.545cm" svg:x2="16.338cm" svg:y2="3.545cm">
          <text:p text:style-name="P6"/>
        </draw:line>
        <draw:line draw:style-name="gr4" draw:text-style-name="P3" draw:layer="layout" svg:x1="15.492cm" svg:y1="5.15cm" svg:x2="15.492cm" svg:y2="5.997cm">
          <text:p text:style-name="P6"/>
        </draw:line>
        <draw:line draw:style-name="gr12" draw:text-style-name="P3" draw:layer="layout" svg:x1="18.032cm" svg:y1="5.15cm" svg:x2="18.032cm" svg:y2="5.997cm">
          <text:p text:style-name="P6"/>
        </draw:line>
        <draw:custom-shape draw:style-name="gr13" draw:text-style-name="P5" draw:layer="layout" svg:width="1.281cm" svg:height="0.989cm" svg:x="19.075cm" svg:y="5.05cm">
          <text:p text:style-name="P4"><text:span text:style-name="T7"></text:span><text:span text:style-name="T8">2</text:span><text:span text:style-name="T9">sp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755cm" svg:height="0.989cm" svg:x="13.715cm" svg:y="5.05cm">
          <text:p text:style-name="P4"><text:span text:style-name="T7"></text:span><text:span text:style-name="T10">1</text:span><text:span text:style-name="T9">sp</text:span><text:span text:style-name="T7">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1.184cm" svg:height="0.924cm" svg:x="13.925cm" svg:y="3.15cm">
          <draw:text-box>
            <text:p text:style-name="P6"><text:span text:style-name="T11">2</text:span><text:span text:style-name="T12">p</text:span><text:span text:style-name="T13">x</text:span></text:p>
          </draw:text-box>
        </draw:frame>
        <draw:frame draw:style-name="gr15" draw:text-style-name="P7" draw:layer="layout" svg:width="1.184cm" svg:height="0.924cm" svg:x="18.825cm" svg:y="3.15cm">
          <draw:text-box>
            <text:p text:style-name="P6"><text:span text:style-name="T11">2</text:span><text:span text:style-name="T12">p</text:span><text:span text:style-name="T13">y</text:span></text:p>
          </draw:text-box>
        </draw:frame>
        <draw:frame draw:style-name="gr15" draw:text-style-name="P7" draw:layer="layout" svg:width="9.227cm" svg:height="0.903cm" svg:x="13.005cm" svg:y="6.085cm">
          <draw:text-box>
            <text:p text:style-name="P6"><text:span text:style-name="T11">(these hybrid orbitals may form </text:span><text:span text:style-name="T14">s</text:span><text:span text:style-name="T11"> bond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msArrowOpenEnd_20_5" draw:display-name="msArrowOpenEnd 5" svg:viewBox="0 0 315 315" svg:d="m157 0 158 286-48 29-110-202-110 202-47-2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3-28T23:34:50</meta:creation-date>
    <dc:creator>Jussi Eloranta</dc:creator>
    <dc:date>2007-04-02T15:13:01</dc:date>
    <dc:language>en-US</dc:language>
    <meta:editing-cycles>28</meta:editing-cycles>
    <meta:editing-duration>PT44M47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